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3e25" officeooo:paragraph-rsid="000393c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0e7a6" officeooo:paragraph-rsid="000393c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5fe5" officeooo:paragraph-rsid="00055fe5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paragraph-rsid="000393c9"/>
    </style:style>
    <style:style style:name="P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officeooo:rsid="0020e7a6" officeooo:paragraph-rsid="000393c9"/>
    </style:style>
    <style:style style:name="P6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officeooo:rsid="0020e7a6" officeooo:paragraph-rsid="000393c9"/>
    </style:style>
    <style:style style:name="P7" style:family="paragraph" style:parent-style-name="Standard" style:master-page-name="">
      <style:paragraph-properties fo:text-align="center" style:justify-single-word="false" style:page-number="auto">
        <style:tab-stops>
          <style:tab-stop style:position="1.191cm"/>
        </style:tab-stops>
      </style:paragraph-properties>
      <style:text-properties fo:font-size="14pt" fo:font-weight="bold" officeooo:rsid="001e3e25" officeooo:paragraph-rsid="000393c9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.801cm" fo:margin-right="0cm" fo:text-align="start" style:justify-single-word="false" fo:text-indent="0cm" style:auto-text-indent="false" fo:background-color="transparent"/>
      <style:text-properties fo:font-size="14pt" fo:font-weight="normal" officeooo:rsid="0021b2da" officeooo:paragraph-rsid="000393c9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e3e25" officeooo:paragraph-rsid="000393c9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1e3e25" officeooo:paragraph-rsid="000393c9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normal" officeooo:rsid="001e3e25" officeooo:paragraph-rsid="000393c9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4pt" fo:font-weight="normal" officeooo:rsid="0015a03f" officeooo:paragraph-rsid="000393c9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weight="normal" officeooo:rsid="001e7f1e" officeooo:paragraph-rsid="000393c9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weight="normal" officeooo:rsid="0006a7a7" officeooo:paragraph-rsid="0006a7a7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loext:graphic-properties draw:fill="none"/>
      <style:paragraph-properties fo:text-align="center" style:justify-single-word="false" fo:background-color="transparent"/>
      <style:text-properties fo:font-size="14pt" fo:font-weight="normal" officeooo:rsid="0006a7a7" officeooo:paragraph-rsid="0006a7a7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weight="normal" officeooo:rsid="0020e7a6" officeooo:paragraph-rsid="000393c9" style:font-size-asian="14pt" style:font-weight-asian="normal" style:font-size-complex="14pt" style:font-weight-complex="normal"/>
    </style:style>
    <style:style style:name="P1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4pt" fo:font-weight="normal" officeooo:rsid="0021b2da" officeooo:paragraph-rsid="000393c9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loext:graphic-properties draw:fill="none"/>
      <style:paragraph-properties fo:text-align="center" style:justify-single-word="false" fo:background-color="transparent"/>
      <style:text-properties fo:font-size="14pt" fo:font-style="italic" fo:font-weight="normal" officeooo:rsid="0006a7a7" officeooo:paragraph-rsid="0006a7a7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0393c9"/>
    </style:style>
    <style:style style:name="P2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0393c9"/>
    </style:style>
    <style:style style:name="P2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0cfa3e"/>
    </style:style>
    <style:style style:name="P2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rsid="0015a03f" officeooo:paragraph-rsid="000393c9"/>
    </style:style>
    <style:style style:name="P23" style:family="paragraph" style:parent-style-name="Standard" style:list-style-name="L4">
      <loext:graphic-properties draw:fill="none"/>
      <style:paragraph-properties fo:text-align="center" style:justify-single-word="false" fo:background-color="transparent"/>
      <style:text-properties officeooo:paragraph-rsid="0006a7a7"/>
    </style:style>
    <style:style style:name="P2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rsid="001a7ed5" officeooo:paragraph-rsid="000393c9"/>
    </style:style>
    <style:style style:name="P2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rsid="0021b2da" officeooo:paragraph-rsid="000393c9"/>
    </style:style>
    <style:style style:name="P26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fo:font-size="14pt" fo:font-weight="normal" officeooo:rsid="0015a03f" officeooo:paragraph-rsid="000393c9" style:font-size-asian="14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20e7a6" officeooo:paragraph-rsid="000393c9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size="14pt" fo:font-weight="normal" officeooo:rsid="0020e7a6" officeooo:paragraph-rsid="000393c9" style:font-size-asian="14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c6a70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5a03f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e4cdf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7859d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e7f1e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0e7a6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8cfc1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ef148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a5b58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1b2da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a7ed5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06a7a7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097c24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0cfa3e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0e9249" style:font-size-asian="14pt" style:font-weight-asian="normal" style:font-size-complex="14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1b2da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e7f1e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0e7a6" style:font-size-asian="14pt" style:font-weight-asian="bold" style:font-size-complex="14pt" style:font-weight-complex="bold"/>
    </style:style>
    <style:style style:name="T21" style:family="text">
      <style:text-properties fo:font-size="14pt" fo:font-style="italic" fo:font-weight="normal" officeooo:rsid="0017859d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055fe5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06a7a7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0e9249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a7ed5" style:font-weight-asian="normal" style:font-weight-complex="normal"/>
    </style:style>
    <style:style style:name="T27" style:family="text">
      <style:text-properties fo:font-weight="normal" officeooo:rsid="00097c24" style:font-weight-asian="normal" style:font-weight-complex="normal"/>
    </style:style>
    <style:style style:name="T28" style:family="text">
      <style:text-properties officeooo:rsid="0003bbd2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a7ed5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97c24" style:font-style-asian="italic" style:font-weight-asian="normal" style:font-style-complex="italic" style:font-weight-complex="normal"/>
    </style:style>
    <style:style style:name="T32" style:family="text">
      <style:text-properties officeooo:rsid="00097c24"/>
    </style:style>
    <style:style style:name="T33" style:family="text">
      <style:text-properties officeooo:rsid="000e92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9cm" fo:text-indent="-0.635cm" fo:margin-left="7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6cm" fo:text-indent="-0.635cm" fo:margin-left="9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3cm" fo:text-indent="-0.635cm" fo:margin-left="10.43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eesh_MRPP_<text:span text:style-name="T28">3</text:span></text:p>
      <text:p text:style-name="P1"/>
      <text:p text:style-name="P2"><text:span text:style-name="T27">No P2P</text:span><text:span text:style-name="T26"> </text:span><text:span text:style-name="T25">communication b/w </text:span><text:span text:style-name="T27">agents.</text:span><text:span text:style-name="T25"> </text:span><text:span text:style-name="T26">(true idleness </text:span><text:span text:style-name="T27">is known</text:span><text:span text:style-name="T26"> </text:span><text:span text:style-name="T27">when bot reaches a node</text:span><text:span text:style-name="T26">) </text:span><text:span text:style-name="T25">, next node decided by </text:span><text:span text:style-name="T26">product of expected</text:span><text:span text:style-name="T25"> idl</text:span><text:span text:style-name="T26">e</text:span><text:span text:style-name="T25">ness </text:span><text:span text:style-name="T26">(</text:span><text:span text:style-name="T25">as perceived by bot</text:span><text:span text:style-name="T26">) and </text:span><text:span text:style-name="T27">value</text:span><text:span text:style-name="T26"> coefficient.</text:span></text:p>
      <text:p text:style-name="P3"><text:span text:style-name="T30">T</text:span><text:span text:style-name="T29">his is however a probablistic approach and the sum of </text:span><text:span text:style-name="T31">value</text:span><text:span text:style-name="T29"> coefficient of neighbours of each node is always 1.</text:span></text:p>
      <text:p text:style-name="P1"/>
      <text:list xml:id="list2565720390" text:style-name="L1">
        <text:list-item>
          <text:p text:style-name="P9"><text:span text:style-name="T1">Initialize a node named </text:span><text:span text:style-name="T14">AN</text:span><text:span text:style-name="T1">_MRPP</text:span></text:p>
        </text:list-item>
        <text:list-item>
          <text:p text:style-name="P10">Get the path of mrpp_sumo in the local computer</text:p>
        </text:list-item>
        <text:list-item>
          <text:p text:style-name="P10">Get parameters from YAML file (/graph, /init_bots)</text:p>
        </text:list-item>
        <text:list-item>
          <text:p text:style-name="P9"><text:span text:style-name="T1">Create a graph using n</text:span><text:span text:style-name="T3">etwork</text:span><text:span text:style-name="T1">x</text:span></text:p>
        </text:list-item>
        <text:list-item>
          <text:p text:style-name="P10">Create a<text:span text:style-name="T32">n object </text:span>of the class <text:span text:style-name="T32">AN</text:span>_MRPP</text:p>
        </text:list-item>
      </text:list>
      <text:list xml:id="list1085745430" text:style-name="L2">
        <text:list-item>
          <text:p text:style-name="P11">Initialize the class with graph and no. Of bots</text:p>
        </text:list-item>
        <text:list-item>
          <text:p text:style-name="P19"><text:span text:style-name="T4">create </text:span><text:span text:style-name="T14">variables</text:span><text:span text:style-name="T4"> of th</text:span><text:span text:style-name="T3">is</text:span><text:span text:style-name="T4"> class: </text:span></text:p>
        </text:list-item>
      </text:list>
      <text:list xml:id="list2008588775" text:style-name="L3">
        <text:list-item>
          <text:p text:style-name="P26">nodes</text:p>
        </text:list-item>
        <text:list-item>
          <text:p text:style-name="P22"><text:span text:style-name="T1">expected idleness : instantaneous node idleness perceived by <text:tab/><text:tab/><text:tab/>each bot. </text:span><text:span text:style-name="T5">Initialize to 0</text:span></text:p>
        </text:list-item>
        <text:list-item>
          <text:p text:style-name="P12">true idleness : actual instantaneous idleness of the node</text:p>
        </text:list-item>
        <text:list-item>
          <text:p text:style-name="P12"><text:span text:style-name="T32">value</text:span> coefficient : <text:span text:style-name="T33">value</text:span> for a robot for particular edge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2"><text:span text:style-name="T1">(node i to node j) </text:span><text:span text:style-name="T21">initialize to 1/</text:span><text:span text:style-name="T22">n where n is no. Of neighbours of current node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current node and old node</text:p>
        </text:list-item>
      </text:list>
      <text:p text:style-name="P4"><text:span text:style-name="T4">6. Start a subscriber node which reads the AtNode msg (time </text:span><text:span text:style-name="T6">stamp</text:span><text:span text:style-name="T4">,node ID,robot ID) as input and runs a callback_idle function. </text:span><text:span text:style-name="T6">This is called by whenever any robot/</text:span><text:span text:style-name="T7">robots</text:span><text:span text:style-name="T6"> reach a node and update its idleness</text:span></text:p>
      <text:list xml:id="list3029563092" text:style-name="L4">
        <text:list-item>
          <text:p text:style-name="P13">dev is the time taken for this bot to travel from its prev node to this node</text:p>
        </text:list-item>
        <text:list-item>
          <text:p text:style-name="P20"><text:span text:style-name="T8">Firstly, for all</text:span><text:span text:style-name="T6"> bots </text:span><text:span text:style-name="T8">&amp; </text:span><text:span text:style-name="T9">all</text:span><text:span text:style-name="T6"> nodes, </text:span><text:span text:style-name="T8">increase expected </text:span><text:span text:style-name="T6">idleness </text:span><text:span text:style-name="T8">and true idleness</text:span><text:span text:style-name="T6"> by dev</text:span></text:p>
        </text:list-item>
        <text:list-item>
          <text:p text:style-name="P21"><text:span text:style-name="T7">for </text:span><text:span text:style-name="T18">all </text:span><text:span text:style-name="T19">th</text:span><text:span text:style-name="T20">e bots</text:span><text:span text:style-name="T7"> which reached a node at this instant, </text:span><text:span text:style-name="T15">make</text:span><text:span text:style-name="T8"> </text:span><text:span text:style-name="T15">the expected idleness of the respective nodes average of true idleness </text:span><text:span text:style-name="T16">of that node </text:span><text:span text:style-name="T15">recorded till now. </text:span></text:p>
        </text:list-item>
        <text:list-item>
          <text:p text:style-name="P21"><text:span text:style-name="T8">for each bot </text:span><text:span text:style-name="T10">compare </text:span><text:span text:style-name="T8">the expected idleness </text:span><text:span text:style-name="T10">of the node</text:span><text:span text:style-name="T8"> </text:span><text:span text:style-name="T10">with</text:span><text:span text:style-name="T8"> true idleness of the node. If </text:span><text:span text:style-name="T10">expected </text:span><text:span text:style-name="T8">is more reduce the </text:span><text:span text:style-name="T16">value</text:span><text:span text:style-name="T8"> coeffcient of that edge proportionately </text:span><text:span text:style-name="T22">and increase the </text:span><text:span text:style-name="T24">value</text:span><text:span text:style-name="T22"> coeff of other edges such that sum remains 1</text:span><text:span text:style-name="T8">.</text:span></text:p>
          <text:p text:style-name="P14">So when the expected idleness is more than the true value for a particular edge, we decrease the <text:span text:style-name="T33">value</text:span> coeff by </text:p>
          <text:p text:style-name="P18">d= 0.2/log(t) * (expect – true)/(expect) </text:p>
          <text:p text:style-name="P23"><text:span text:style-name="T23">w</text:span><text:span text:style-name="T13">here, expect is the expected idleness and true is true idleness</text:span></text:p>
        </text:list-item>
        <text:list-item>
          <text:p text:style-name="P14">Thereby, we also increase the <text:span text:style-name="T33">value</text:span> coeff of all other edges (emanating from the old node) by a value of </text:p>
          <text:p text:style-name="P18">d/(n-1)</text:p>
          <text:p text:style-name="P15"><text:s/>where n is the total no. Of edges from the old node</text:p>
        </text:list-item>
        <text:list-item>
          <text:p text:style-name="P20"><text:soft-page-break/><text:span text:style-name="T7">for </text:span><text:span text:style-name="T18">all </text:span><text:span text:style-name="T19">th</text:span><text:span text:style-name="T20">e bots</text:span><text:span text:style-name="T7"> which reached a node at this instant, </text:span><text:span text:style-name="T8">expected idleness and true idleness of those nodes is zero</text:span></text:p>
          <text:p text:style-name="P16"/>
        </text:list-item>
      </text:list>
      <text:p text:style-name="P27"/>
      <text:p text:style-name="P28"/>
      <text:p text:style-name="P5"><text:span text:style-name="T1">7. </text:span><text:span text:style-name="T17">ALGORITHM</text:span></text:p>
      <text:p text:style-name="P6"><text:span text:style-name="T1">start a service node which can read and write to the NextTaskBot srv file (reads time stamp, </text:span><text:span text:style-name="T11">current nodeID, robot ID) (writes the time it departs, task) and runs the callback_next_task function. This is called by any one robot which is currently at a node.</text:span></text:p>
      <text:list xml:id="list2398997986" text:style-name="L5">
        <text:list-item>
          <text:p text:style-name="P24"><text:span text:style-name="T11">E</text:span><text:span text:style-name="T1">ffective idleness is given by the product of expected idleness and </text:span><text:span text:style-name="T16">value </text:span><text:span text:style-name="T1">coeffcient along that edge</text:span></text:p>
        </text:list-item>
      </text:list>
      <text:list xml:id="list3266643047" text:style-name="L6">
        <text:list-item>
          <text:p text:style-name="P25"><text:span text:style-name="T1">Compare the </text:span><text:span text:style-name="T12">effective </text:span><text:span text:style-name="T1">idleness of all neighbouring nodes as perceived by the robot. Move to the node with highest </text:span><text:span text:style-name="T12">effective </text:span><text:span text:style-name="T1">idleness</text:span></text:p>
        </text:list-item>
        <text:list-item>
          <text:p text:style-name="P17">Task is [current node, next node] </text:p>
          <text:p text:style-name="P17"/>
        </text:list-item>
      </text:list>
      <text:p text:style-name="P8">8. Start a service node which can read and write to the AlgoReady srv file (reads algo name)(writes ready). This is just to ensure that the correct algorithm is being execu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2:20:52.185734139</meta:creation-date>
    <dc:date>2021-06-01T13:59:36.001585262</dc:date>
    <meta:editing-duration>PT6H3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30" meta:character-count="2898" meta:non-whitespace-character-count="2418"/>
  </office:meta>
</office:document-meta>
</file>